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852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119"/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19">
      <style:text-properties fo:font-weight="bold" style:font-weight-asian="bold" style:font-weight-complex="bold"/>
    </style:style>
    <style:style style:name="ce9" style:family="table-cell" style:parent-style-name="Default" style:data-style-name="N119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4"/>
    <style:style style:name="ce12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-ranges="Sheet1.A1:Sheet1.E8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2" table:default-cell-style-name="ce11"/>
        <table:table-column table:style-name="co4" table:default-cell-style-name="ce5"/>
        <table:table-column table:style-name="co5" table:number-columns-repeated="3" table:default-cell-style-name="ce5"/>
        <table:table-column table:style-name="co5" table:number-columns-repeated="246" table:default-cell-style-name="Default"/>
        <table:table-row table:style-name="ro1">
          <table:table-cell table:style-name="ce1" office:value-type="string" table:number-columns-spanned="5" table:number-rows-spanned="1">
            <text:p>BRUSKE PRODUCTS INC.</text:p>
          </table:table-cell>
          <table:covered-table-cell table:style-name="ce3"/>
          <table:covered-table-cell table:style-name="ce4"/>
          <table:covered-table-cell table:style-name="ce9"/>
          <table:covered-table-cell table:style-name="ce10"/>
          <table:table-cell table:style-name="ce4" table:number-columns-repeated="4"/>
          <table:table-cell table:style-name="ce3" table:number-columns-repeated="246"/>
        </table:table-row>
        <table:table-row table:style-name="ro1">
          <table:table-cell table:style-name="ce1" office:value-type="string" table:number-columns-spanned="5" table:number-rows-spanned="1">
            <text:p>Texas Sales Tax for the month of December 2008</text:p>
          </table:table-cell>
          <table:covered-table-cell table:style-name="ce3"/>
          <table:covered-table-cell table:style-name="ce4"/>
          <table:covered-table-cell table:style-name="ce9"/>
          <table:covered-table-cell table:style-name="ce10"/>
          <table:table-cell table:style-name="ce4" table:number-columns-repeated="4"/>
          <table:table-cell table:style-name="ce3" table:number-columns-repeated="246"/>
        </table:table-row>
        <table:table-row table:style-name="ro2" table:number-rows-repeated="2">
          <table:table-cell table:number-columns-repeated="3"/>
          <table:table-cell table:style-name="ce6"/>
          <table:table-cell table:number-columns-repeated="251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6" office:value-type="float" office:value="0.0625">
            <text:p>0.06250</text:p>
          </table:table-cell>
          <table:table-cell office:value-type="float" office:value="20">
            <text:p>20.00</text:p>
          </table:table-cell>
          <table:table-cell office:value-type="currency" office:currency="USD" office:value="1.25">
            <text:p>$1.25</text:p>
          </table:table-cell>
          <table:table-cell table:number-columns-repeated="250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6" office:value-type="float" office:value="0.0625">
            <text:p>0.06250</text:p>
          </table:table-cell>
          <table:table-cell office:value-type="float" office:value="229.5">
            <text:p>229.50</text:p>
          </table:table-cell>
          <table:table-cell office:value-type="currency" office:currency="USD" office:value="14.34375">
            <text:p>$14.34</text:p>
          </table:table-cell>
          <table:table-cell table:number-columns-repeated="250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6" office:value-type="float" office:value="0.0625">
            <text:p>0.06250</text:p>
          </table:table-cell>
          <table:table-cell office:value-type="float" office:value="163.2">
            <text:p>163.20</text:p>
          </table:table-cell>
          <table:table-cell office:value-type="currency" office:currency="USD" office:value="10.2">
            <text:p>$10.20</text:p>
          </table:table-cell>
          <table:table-cell table:number-columns-repeated="250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6" office:value-type="float" office:value="0.0625">
            <text:p>0.06250</text:p>
          </table:table-cell>
          <table:table-cell office:value-type="float" office:value="134.4">
            <text:p>134.40</text:p>
          </table:table-cell>
          <table:table-cell office:value-type="currency" office:currency="USD" office:value="8.4">
            <text:p>$8.40</text:p>
          </table:table-cell>
          <table:table-cell table:number-columns-repeated="250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6" office:value-type="float" office:value="0.0625">
            <text:p>0.06250</text:p>
          </table:table-cell>
          <table:table-cell office:value-type="float" office:value="449.28">
            <text:p>449.28</text:p>
          </table:table-cell>
          <table:table-cell office:value-type="currency" office:currency="USD" office:value="28.08">
            <text:p>$28.08</text:p>
          </table:table-cell>
          <table:table-cell table:number-columns-repeated="250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6" office:value-type="float" office:value="0.0625">
            <text:p>0.06250</text:p>
          </table:table-cell>
          <table:table-cell office:value-type="float" office:value="813">
            <text:p>813.00</text:p>
          </table:table-cell>
          <table:table-cell office:value-type="currency" office:currency="USD" office:value="50.8125">
            <text:p>$50.81</text:p>
          </table:table-cell>
          <table:table-cell table:number-columns-repeated="250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6" office:value-type="float" office:value="0.0625">
            <text:p>0.06250</text:p>
          </table:table-cell>
          <table:table-cell office:value-type="float" office:value="108">
            <text:p>108.00</text:p>
          </table:table-cell>
          <table:table-cell office:value-type="currency" office:currency="USD" office:value="6.75">
            <text:p>$6.75</text:p>
          </table:table-cell>
          <table:table-cell table:number-columns-repeated="250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6" office:value-type="float" office:value="0.0625">
            <text:p>0.06250</text:p>
          </table:table-cell>
          <table:table-cell office:value-type="float" office:value="1235.08">
            <text:p>1235.08</text:p>
          </table:table-cell>
          <table:table-cell office:value-type="currency" office:currency="USD" office:value="77.1925">
            <text:p>$77.19</text:p>
          </table:table-cell>
          <table:table-cell table:number-columns-repeated="250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6" office:value-type="float" office:value="0.0625">
            <text:p>0.06250</text:p>
          </table:table-cell>
          <table:table-cell office:value-type="float" office:value="432.05">
            <text:p>432.05</text:p>
          </table:table-cell>
          <table:table-cell office:value-type="currency" office:currency="USD" office:value="27.003125">
            <text:p>$27.00</text:p>
          </table:table-cell>
          <table:table-cell table:number-columns-repeated="250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6" office:value-type="float" office:value="0.0625">
            <text:p>0.06250</text:p>
          </table:table-cell>
          <table:table-cell office:value-type="float" office:value="87.6">
            <text:p>87.60</text:p>
          </table:table-cell>
          <table:table-cell office:value-type="currency" office:currency="USD" office:value="5.475">
            <text:p>$5.48</text:p>
          </table:table-cell>
          <table:table-cell table:number-columns-repeated="250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table:style-name="ce6" office:value-type="float" office:value="0.0625">
            <text:p>0.06250</text:p>
          </table:table-cell>
          <table:table-cell office:value-type="float" office:value="202">
            <text:p>202.00</text:p>
          </table:table-cell>
          <table:table-cell office:value-type="currency" office:currency="USD" office:value="12.625">
            <text:p>$12.63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style-name="ce6"/>
          <table:table-cell table:number-columns-repeated="251"/>
        </table:table-row>
        <table:table-row table:style-name="ro2">
          <table:table-cell table:style-name="ce2" table:number-columns-repeated="2"/>
          <table:table-cell table:style-name="ce7"/>
          <table:table-cell table:style-name="ce7" table:formula="oooc:=SUM([.D5:.D16])" office:value-type="float" office:value="3874.11">
            <text:p>3874.11</text:p>
          </table:table-cell>
          <table:table-cell table:style-name="ce12" table:formula="oooc:=SUM([.E5:.E16])" office:value-type="currency" office:currency="USD" office:value="242.131875">
            <text:p>$242.13</text:p>
          </table:table-cell>
          <table:table-cell table:style-name="ce7" table:number-columns-repeated="4"/>
          <table:table-cell table:style-name="ce2" table:number-columns-repeated="246"/>
        </table:table-row>
        <table:table-row table:style-name="ro2">
          <table:table-cell table:number-columns-repeated="3"/>
          <table:table-cell table:style-name="ce6"/>
          <table:table-cell table:number-columns-repeated="251"/>
        </table:table-row>
        <table:table-row table:style-name="ro2">
          <table:table-cell office:value-type="string">
            <text:p>San Antonio</text:p>
          </table:table-cell>
          <table:table-cell office:value-type="float" office:value="2015012">
            <text:p>2015012</text:p>
          </table:table-cell>
          <table:table-cell table:style-name="ce6" office:value-type="float" office:value="0.01125">
            <text:p>0.01125</text:p>
          </table:table-cell>
          <table:table-cell office:value-type="float" office:value="229.5">
            <text:p>229.50</text:p>
          </table:table-cell>
          <table:table-cell office:value-type="currency" office:currency="USD" office:value="2.581875">
            <text:p>$2.58</text:p>
          </table:table-cell>
          <table:table-cell table:number-columns-repeated="250"/>
        </table:table-row>
        <table:table-row table:style-name="ro2">
          <table:table-cell office:value-type="string">
            <text:p>San Antonio</text:p>
          </table:table-cell>
          <table:table-cell office:value-type="float" office:value="2015012">
            <text:p>2015012</text:p>
          </table:table-cell>
          <table:table-cell table:style-name="ce6" office:value-type="float" office:value="0.01125">
            <text:p>0.01125</text:p>
          </table:table-cell>
          <table:table-cell office:value-type="float" office:value="163.2">
            <text:p>163.20</text:p>
          </table:table-cell>
          <table:table-cell office:value-type="currency" office:currency="USD" office:value="1.836">
            <text:p>$1.84</text:p>
          </table:table-cell>
          <table:table-cell table:number-columns-repeated="250"/>
        </table:table-row>
        <table:table-row table:style-name="ro2">
          <table:table-cell office:value-type="string">
            <text:p>San Antonio</text:p>
          </table:table-cell>
          <table:table-cell office:value-type="float" office:value="2015012">
            <text:p>2015012</text:p>
          </table:table-cell>
          <table:table-cell table:style-name="ce6" office:value-type="float" office:value="0.01125">
            <text:p>0.01125</text:p>
          </table:table-cell>
          <table:table-cell office:value-type="float" office:value="134.4">
            <text:p>134.40</text:p>
          </table:table-cell>
          <table:table-cell office:value-type="currency" office:currency="USD" office:value="1.512">
            <text:p>$1.51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table:style-name="ce2" table:number-columns-repeated="2"/>
          <table:table-cell table:style-name="ce8"/>
          <table:table-cell table:style-name="ce7" table:formula="oooc:=SUM([.D19:.D22])" office:value-type="float" office:value="527.1">
            <text:p>527.10</text:p>
          </table:table-cell>
          <table:table-cell table:style-name="ce12" table:formula="oooc:=SUM([.E19:.E22])" office:value-type="currency" office:currency="USD" office:value="5.929875">
            <text:p>$5.93</text:p>
          </table:table-cell>
          <table:table-cell table:style-name="ce7" table:number-columns-repeated="4"/>
          <table:table-cell table:style-name="ce2" table:number-columns-repeated="246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office:value-type="string">
            <text:p>White Oak</text:p>
          </table:table-cell>
          <table:table-cell office:value-type="float" office:value="2092054">
            <text:p>2092054</text:p>
          </table:table-cell>
          <table:table-cell table:style-name="ce6" office:value-type="float" office:value="0.015">
            <text:p>0.01500</text:p>
          </table:table-cell>
          <table:table-cell office:value-type="float" office:value="449.28">
            <text:p>449.28</text:p>
          </table:table-cell>
          <table:table-cell office:value-type="currency" office:currency="USD" office:value="6.7392">
            <text:p>$6.74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table:style-name="ce2" table:number-columns-repeated="2"/>
          <table:table-cell table:style-name="ce8"/>
          <table:table-cell table:style-name="ce7" table:formula="oooc:=SUM([.D25:.D26])" office:value-type="float" office:value="449.28">
            <text:p>449.28</text:p>
          </table:table-cell>
          <table:table-cell table:style-name="ce12" table:formula="oooc:=SUM([.E25:.E26])" office:value-type="currency" office:currency="USD" office:value="6.7392">
            <text:p>$6.74</text:p>
          </table:table-cell>
          <table:table-cell table:style-name="ce7" table:number-columns-repeated="4"/>
          <table:table-cell table:style-name="ce2" table:number-columns-repeated="246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office:value-type="string">
            <text:p>Houston</text:p>
          </table:table-cell>
          <table:table-cell office:value-type="float" office:value="2101017">
            <text:p>2101017</text:p>
          </table:table-cell>
          <table:table-cell table:style-name="ce6" office:value-type="float" office:value="0.01">
            <text:p>0.01000</text:p>
          </table:table-cell>
          <table:table-cell office:value-type="float" office:value="813">
            <text:p>813.00</text:p>
          </table:table-cell>
          <table:table-cell office:value-type="currency" office:currency="USD" office:value="8.13">
            <text:p>$8.13</text:p>
          </table:table-cell>
          <table:table-cell table:number-columns-repeated="250"/>
        </table:table-row>
        <table:table-row table:style-name="ro2">
          <table:table-cell office:value-type="string">
            <text:p>Houston</text:p>
          </table:table-cell>
          <table:table-cell office:value-type="float" office:value="2101017">
            <text:p>2101017</text:p>
          </table:table-cell>
          <table:table-cell table:style-name="ce6" office:value-type="float" office:value="0.01">
            <text:p>0.01000</text:p>
          </table:table-cell>
          <table:table-cell office:value-type="float" office:value="108">
            <text:p>108.00</text:p>
          </table:table-cell>
          <table:table-cell office:value-type="currency" office:currency="USD" office:value="1.08">
            <text:p>$1.08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table:style-name="ce2" table:number-columns-repeated="2"/>
          <table:table-cell table:style-name="ce8"/>
          <table:table-cell table:style-name="ce7" table:formula="oooc:=SUM([.D29:.D31])" office:value-type="float" office:value="921">
            <text:p>921.00</text:p>
          </table:table-cell>
          <table:table-cell table:style-name="ce12" table:formula="oooc:=SUM([.E29:.E31])" office:value-type="currency" office:currency="USD" office:value="9.21">
            <text:p>$9.21</text:p>
          </table:table-cell>
          <table:table-cell table:style-name="ce7" table:number-columns-repeated="4"/>
          <table:table-cell table:style-name="ce2" table:number-columns-repeated="246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office:value-type="string">
            <text:p>San Marcos</text:p>
          </table:table-cell>
          <table:table-cell office:value-type="float" office:value="2105022">
            <text:p>2105022</text:p>
          </table:table-cell>
          <table:table-cell table:style-name="ce6" office:value-type="float" office:value="0.015">
            <text:p>0.01500</text:p>
          </table:table-cell>
          <table:table-cell office:value-type="float" office:value="1235.08">
            <text:p>1235.08</text:p>
          </table:table-cell>
          <table:table-cell office:value-type="currency" office:currency="USD" office:value="18.5262">
            <text:p>$18.53</text:p>
          </table:table-cell>
          <table:table-cell table:number-columns-repeated="250"/>
        </table:table-row>
        <table:table-row table:style-name="ro2">
          <table:table-cell office:value-type="string">
            <text:p>San Marcos</text:p>
          </table:table-cell>
          <table:table-cell office:value-type="float" office:value="2105022">
            <text:p>2105022</text:p>
          </table:table-cell>
          <table:table-cell table:style-name="ce6" office:value-type="float" office:value="0.015">
            <text:p>0.01500</text:p>
          </table:table-cell>
          <table:table-cell office:value-type="float" office:value="432.05">
            <text:p>432.05</text:p>
          </table:table-cell>
          <table:table-cell office:value-type="currency" office:currency="USD" office:value="6.48075">
            <text:p>$6.48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table:style-name="ce2" table:number-columns-repeated="2"/>
          <table:table-cell table:style-name="ce8"/>
          <table:table-cell table:style-name="ce7" table:formula="oooc:=SUM([.D34:.D36])" office:value-type="float" office:value="1667.13">
            <text:p>1667.13</text:p>
          </table:table-cell>
          <table:table-cell table:style-name="ce12" table:formula="oooc:=SUM([.E34:.E36])" office:value-type="currency" office:currency="USD" office:value="25.00695">
            <text:p>$25.01</text:p>
          </table:table-cell>
          <table:table-cell table:style-name="ce7" table:number-columns-repeated="4"/>
          <table:table-cell table:style-name="ce2" table:number-columns-repeated="246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office:value-type="string">
            <text:p>Waco</text:p>
          </table:table-cell>
          <table:table-cell office:value-type="float" office:value="2161023">
            <text:p>2161023</text:p>
          </table:table-cell>
          <table:table-cell table:style-name="ce6" office:value-type="float" office:value="0.015">
            <text:p>0.01500</text:p>
          </table:table-cell>
          <table:table-cell office:value-type="float" office:value="87.6">
            <text:p>87.60</text:p>
          </table:table-cell>
          <table:table-cell office:value-type="currency" office:currency="USD" office:value="1.314">
            <text:p>$1.31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table:style-name="ce2" table:number-columns-repeated="2"/>
          <table:table-cell table:style-name="ce8"/>
          <table:table-cell table:style-name="ce7" table:formula="oooc:=SUM([.D39:.D40])" office:value-type="float" office:value="87.6">
            <text:p>87.60</text:p>
          </table:table-cell>
          <table:table-cell table:style-name="ce12" table:formula="oooc:=SUM([.E39:.E40])" office:value-type="currency" office:currency="USD" office:value="1.314">
            <text:p>$1.31</text:p>
          </table:table-cell>
          <table:table-cell table:style-name="ce7" table:number-columns-repeated="4"/>
          <table:table-cell table:style-name="ce2" table:number-columns-repeated="246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office:value-type="string">
            <text:p>Austin</text:p>
          </table:table-cell>
          <table:table-cell office:value-type="float" office:value="2227016">
            <text:p>2227016</text:p>
          </table:table-cell>
          <table:table-cell table:style-name="ce6" office:value-type="float" office:value="0.01">
            <text:p>0.01000</text:p>
          </table:table-cell>
          <table:table-cell office:value-type="float" office:value="202">
            <text:p>202.00</text:p>
          </table:table-cell>
          <table:table-cell office:value-type="currency" office:currency="USD" office:value="2.02">
            <text:p>$2.02</text:p>
          </table:table-cell>
          <table:table-cell table:number-columns-repeated="250"/>
        </table:table-row>
        <table:table-row table:style-name="ro2">
          <table:table-cell table:number-columns-repeated="255"/>
        </table:table-row>
        <table:table-row table:style-name="ro2">
          <table:table-cell table:style-name="ce2" table:number-columns-repeated="2"/>
          <table:table-cell table:style-name="ce7"/>
          <table:table-cell table:style-name="ce7" table:formula="oooc:=SUM([.D43:.D44])" office:value-type="float" office:value="202">
            <text:p>202.00</text:p>
          </table:table-cell>
          <table:table-cell table:style-name="ce12" table:formula="oooc:=SUM([.E43:.E44])" office:value-type="currency" office:currency="USD" office:value="2.02">
            <text:p>$2.02</text:p>
          </table:table-cell>
          <table:table-cell table:style-name="ce7" table:number-columns-repeated="4"/>
          <table:table-cell table:style-name="ce2" table:number-columns-repeated="246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Morris</text:p>
          </table:table-cell>
          <table:table-cell office:value-type="float" office:value="4172002">
            <text:p>4172002</text:p>
          </table:table-cell>
          <table:table-cell table:style-name="ce6" office:value-type="float" office:value="0.005">
            <text:p>0.00500</text:p>
          </table:table-cell>
          <table:table-cell office:value-type="float" office:value="20">
            <text:p>20.00</text:p>
          </table:table-cell>
          <table:table-cell office:value-type="currency" office:currency="USD" office:value="0.1">
            <text:p>$0.10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table:style-name="ce2" table:number-columns-repeated="2"/>
          <table:table-cell table:style-name="ce8"/>
          <table:table-cell table:style-name="ce7" table:formula="oooc:=SUM([.D47:.D48])" office:value-type="float" office:value="20">
            <text:p>20.00</text:p>
          </table:table-cell>
          <table:table-cell table:style-name="ce12" table:formula="oooc:=SUM([.E47:.E48])" office:value-type="currency" office:currency="USD" office:value="0.1">
            <text:p>$0.10</text:p>
          </table:table-cell>
          <table:table-cell table:style-name="ce7" table:number-columns-repeated="4"/>
          <table:table-cell table:style-name="ce2" table:number-columns-repeated="246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office:value-type="string">
            <text:p>Gregg</text:p>
          </table:table-cell>
          <table:table-cell office:value-type="float" office:value="4092009">
            <text:p>4092009</text:p>
          </table:table-cell>
          <table:table-cell table:style-name="ce6" office:value-type="float" office:value="0.005">
            <text:p>0.00500</text:p>
          </table:table-cell>
          <table:table-cell office:value-type="float" office:value="449.28">
            <text:p>449.28</text:p>
          </table:table-cell>
          <table:table-cell office:value-type="currency" office:currency="USD" office:value="2.2464">
            <text:p>$2.25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table:style-name="ce2" table:number-columns-repeated="2"/>
          <table:table-cell table:style-name="ce8"/>
          <table:table-cell table:style-name="ce7" table:formula="oooc:=SUM([.D51:.D52])" office:value-type="float" office:value="449.28">
            <text:p>449.28</text:p>
          </table:table-cell>
          <table:table-cell table:style-name="ce12" table:formula="oooc:=SUM([.E51:.E52])" office:value-type="currency" office:currency="USD" office:value="2.2464">
            <text:p>$2.25</text:p>
          </table:table-cell>
          <table:table-cell table:style-name="ce7" table:number-columns-repeated="4"/>
          <table:table-cell table:style-name="ce2" table:number-columns-repeated="246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office:value-type="string">
            <text:p>Hays</text:p>
          </table:table-cell>
          <table:table-cell office:value-type="float" office:value="4105004">
            <text:p>4105004</text:p>
          </table:table-cell>
          <table:table-cell table:style-name="ce6" office:value-type="float" office:value="0.005">
            <text:p>0.00500</text:p>
          </table:table-cell>
          <table:table-cell office:value-type="float" office:value="1235.08">
            <text:p>1235.08</text:p>
          </table:table-cell>
          <table:table-cell office:value-type="currency" office:currency="USD" office:value="6.1754">
            <text:p>$6.18</text:p>
          </table:table-cell>
          <table:table-cell table:number-columns-repeated="250"/>
        </table:table-row>
        <table:table-row table:style-name="ro2">
          <table:table-cell office:value-type="string">
            <text:p>Hays</text:p>
          </table:table-cell>
          <table:table-cell office:value-type="float" office:value="4105004">
            <text:p>4105004</text:p>
          </table:table-cell>
          <table:table-cell table:style-name="ce6" office:value-type="float" office:value="0.005">
            <text:p>0.00500</text:p>
          </table:table-cell>
          <table:table-cell office:value-type="float" office:value="432.05">
            <text:p>432.05</text:p>
          </table:table-cell>
          <table:table-cell office:value-type="currency" office:currency="USD" office:value="2.16025">
            <text:p>$2.16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table:style-name="ce2" table:number-columns-repeated="2"/>
          <table:table-cell table:style-name="ce8"/>
          <table:table-cell table:style-name="ce7" table:formula="oooc:=SUM([.D55:.D57])" office:value-type="float" office:value="1667.13">
            <text:p>1667.13</text:p>
          </table:table-cell>
          <table:table-cell table:style-name="ce12" table:formula="oooc:=SUM([.E55:.E57])" office:value-type="currency" office:currency="USD" office:value="8.33565">
            <text:p>$8.34</text:p>
          </table:table-cell>
          <table:table-cell table:style-name="ce7" table:number-columns-repeated="4"/>
          <table:table-cell table:style-name="ce2" table:number-columns-repeated="246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office:value-type="string">
            <text:p>McLennan</text:p>
          </table:table-cell>
          <table:table-cell office:value-type="float" office:value="4161005">
            <text:p>4161005</text:p>
          </table:table-cell>
          <table:table-cell table:style-name="ce6" office:value-type="float" office:value="0.005">
            <text:p>0.00500</text:p>
          </table:table-cell>
          <table:table-cell office:value-type="float" office:value="87.6">
            <text:p>87.60</text:p>
          </table:table-cell>
          <table:table-cell office:value-type="currency" office:currency="USD" office:value="0.438">
            <text:p>$0.44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table:style-name="ce2" table:number-columns-repeated="2"/>
          <table:table-cell table:style-name="ce8"/>
          <table:table-cell table:style-name="ce7" table:formula="oooc:=SUM([.D60:.D61])" office:value-type="float" office:value="87.6">
            <text:p>87.60</text:p>
          </table:table-cell>
          <table:table-cell table:style-name="ce12" table:formula="oooc:=SUM([.E60:.E61])" office:value-type="currency" office:currency="USD" office:value="0.438">
            <text:p>$0.44</text:p>
          </table:table-cell>
          <table:table-cell table:style-name="ce7" table:number-columns-repeated="4"/>
          <table:table-cell table:style-name="ce2" table:number-columns-repeated="246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office:value-type="string">
            <text:p>San Antonio ATD</text:p>
          </table:table-cell>
          <table:table-cell office:value-type="float" office:value="3015664">
            <text:p>3015664</text:p>
          </table:table-cell>
          <table:table-cell table:style-name="ce6" office:value-type="float" office:value="0.0025">
            <text:p>0.00250</text:p>
          </table:table-cell>
          <table:table-cell office:value-type="float" office:value="229.5">
            <text:p>229.50</text:p>
          </table:table-cell>
          <table:table-cell office:value-type="currency" office:currency="USD" office:value="0.57375">
            <text:p>$0.57</text:p>
          </table:table-cell>
          <table:table-cell table:number-columns-repeated="250"/>
        </table:table-row>
        <table:table-row table:style-name="ro2">
          <table:table-cell office:value-type="string">
            <text:p>San Antonio ATD</text:p>
          </table:table-cell>
          <table:table-cell office:value-type="float" office:value="3015664">
            <text:p>3015664</text:p>
          </table:table-cell>
          <table:table-cell table:style-name="ce6" office:value-type="float" office:value="0.0025">
            <text:p>0.00250</text:p>
          </table:table-cell>
          <table:table-cell office:value-type="float" office:value="163.2">
            <text:p>163.20</text:p>
          </table:table-cell>
          <table:table-cell office:value-type="currency" office:currency="USD" office:value="0.408">
            <text:p>$0.41</text:p>
          </table:table-cell>
          <table:table-cell table:number-columns-repeated="250"/>
        </table:table-row>
        <table:table-row table:style-name="ro2">
          <table:table-cell office:value-type="string">
            <text:p>San Antonio ATD</text:p>
          </table:table-cell>
          <table:table-cell office:value-type="float" office:value="3015664">
            <text:p>3015664</text:p>
          </table:table-cell>
          <table:table-cell table:style-name="ce6" office:value-type="float" office:value="0.0025">
            <text:p>0.00250</text:p>
          </table:table-cell>
          <table:table-cell office:value-type="float" office:value="134.4">
            <text:p>134.40</text:p>
          </table:table-cell>
          <table:table-cell office:value-type="currency" office:currency="USD" office:value="0.336">
            <text:p>$0.34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table:style-name="ce2" table:number-columns-repeated="2"/>
          <table:table-cell table:style-name="ce8"/>
          <table:table-cell table:style-name="ce7" table:formula="oooc:=SUM([.D64:.D67])" office:value-type="float" office:value="527.1">
            <text:p>527.10</text:p>
          </table:table-cell>
          <table:table-cell table:style-name="ce12" table:formula="oooc:=SUM([.E64:.E67])" office:value-type="currency" office:currency="USD" office:value="1.31775">
            <text:p>$1.32</text:p>
          </table:table-cell>
          <table:table-cell table:style-name="ce7" table:number-columns-repeated="4"/>
          <table:table-cell table:style-name="ce2" table:number-columns-repeated="246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office:value-type="string">
            <text:p>Houston MTA</text:p>
          </table:table-cell>
          <table:table-cell office:value-type="float" office:value="3101990">
            <text:p>3101990</text:p>
          </table:table-cell>
          <table:table-cell table:style-name="ce6" office:value-type="float" office:value="0.01">
            <text:p>0.01000</text:p>
          </table:table-cell>
          <table:table-cell office:value-type="float" office:value="813">
            <text:p>813.00</text:p>
          </table:table-cell>
          <table:table-cell office:value-type="currency" office:currency="USD" office:value="8.13">
            <text:p>$8.13</text:p>
          </table:table-cell>
          <table:table-cell table:number-columns-repeated="250"/>
        </table:table-row>
        <table:table-row table:style-name="ro2">
          <table:table-cell office:value-type="string">
            <text:p>Houston MTA</text:p>
          </table:table-cell>
          <table:table-cell office:value-type="float" office:value="3101990">
            <text:p>3101990</text:p>
          </table:table-cell>
          <table:table-cell table:style-name="ce6" office:value-type="float" office:value="0.01">
            <text:p>0.01000</text:p>
          </table:table-cell>
          <table:table-cell office:value-type="float" office:value="108">
            <text:p>108.00</text:p>
          </table:table-cell>
          <table:table-cell office:value-type="currency" office:currency="USD" office:value="1.08">
            <text:p>$1.08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table:style-name="ce2" table:number-columns-repeated="2"/>
          <table:table-cell table:style-name="ce8"/>
          <table:table-cell table:style-name="ce7" table:formula="oooc:=SUM([.D70:.D72])" office:value-type="float" office:value="921">
            <text:p>921.00</text:p>
          </table:table-cell>
          <table:table-cell table:style-name="ce12" table:formula="oooc:=SUM([.E70:.E72])" office:value-type="currency" office:currency="USD" office:value="9.21">
            <text:p>$9.21</text:p>
          </table:table-cell>
          <table:table-cell table:style-name="ce7" table:number-columns-repeated="4"/>
          <table:table-cell table:style-name="ce2" table:number-columns-repeated="246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office:value-type="string">
            <text:p>Austin MTA</text:p>
          </table:table-cell>
          <table:table-cell office:value-type="float" office:value="3227999">
            <text:p>3227999</text:p>
          </table:table-cell>
          <table:table-cell table:style-name="ce6" office:value-type="float" office:value="0.01">
            <text:p>0.01000</text:p>
          </table:table-cell>
          <table:table-cell office:value-type="float" office:value="202">
            <text:p>202.00</text:p>
          </table:table-cell>
          <table:table-cell office:value-type="currency" office:currency="USD" office:value="2.02">
            <text:p>$2.02</text:p>
          </table:table-cell>
          <table:table-cell table:number-columns-repeated="250"/>
        </table:table-row>
        <table:table-row table:style-name="ro2">
          <table:table-cell table:number-columns-repeated="255"/>
        </table:table-row>
        <table:table-row table:style-name="ro2">
          <table:table-cell table:style-name="ce2" table:number-columns-repeated="2"/>
          <table:table-cell table:style-name="ce7"/>
          <table:table-cell table:style-name="ce7" table:formula="oooc:=SUM([.D75:.D76])" office:value-type="float" office:value="202">
            <text:p>202.00</text:p>
          </table:table-cell>
          <table:table-cell table:style-name="ce12" table:formula="oooc:=SUM([.E75:.E76])" office:value-type="currency" office:currency="USD" office:value="2.02">
            <text:p>$2.02</text:p>
          </table:table-cell>
          <table:table-cell table:style-name="ce7" table:number-columns-repeated="4"/>
          <table:table-cell table:style-name="ce2" table:number-columns-repeated="246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San Antonio MTA</text:p>
          </table:table-cell>
          <table:table-cell office:value-type="float" office:value="3015995">
            <text:p>3015995</text:p>
          </table:table-cell>
          <table:table-cell table:style-name="ce6" office:value-type="float" office:value="0.005">
            <text:p>0.00500</text:p>
          </table:table-cell>
          <table:table-cell office:value-type="float" office:value="229.5">
            <text:p>229.50</text:p>
          </table:table-cell>
          <table:table-cell office:value-type="currency" office:currency="USD" office:value="1.1475">
            <text:p>$1.15</text:p>
          </table:table-cell>
          <table:table-cell table:number-columns-repeated="250"/>
        </table:table-row>
        <table:table-row table:style-name="ro2">
          <table:table-cell office:value-type="string">
            <text:p>San Antonio MTA</text:p>
          </table:table-cell>
          <table:table-cell office:value-type="float" office:value="3015995">
            <text:p>3015995</text:p>
          </table:table-cell>
          <table:table-cell table:style-name="ce6" office:value-type="float" office:value="0.005">
            <text:p>0.00500</text:p>
          </table:table-cell>
          <table:table-cell office:value-type="float" office:value="163.2">
            <text:p>163.20</text:p>
          </table:table-cell>
          <table:table-cell office:value-type="currency" office:currency="USD" office:value="0.816">
            <text:p>$0.82</text:p>
          </table:table-cell>
          <table:table-cell table:number-columns-repeated="250"/>
        </table:table-row>
        <table:table-row table:style-name="ro2">
          <table:table-cell office:value-type="string">
            <text:p>San Antonio MTA</text:p>
          </table:table-cell>
          <table:table-cell office:value-type="float" office:value="3015995">
            <text:p>3015995</text:p>
          </table:table-cell>
          <table:table-cell table:style-name="ce6" office:value-type="float" office:value="0.005">
            <text:p>0.00500</text:p>
          </table:table-cell>
          <table:table-cell office:value-type="float" office:value="134.4">
            <text:p>134.40</text:p>
          </table:table-cell>
          <table:table-cell office:value-type="currency" office:currency="USD" office:value="0.672">
            <text:p>$0.67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table:style-name="ce2" table:number-columns-repeated="2"/>
          <table:table-cell table:style-name="ce8"/>
          <table:table-cell table:style-name="ce7" table:formula="oooc:=SUM([.D79:.D82])" office:value-type="float" office:value="527.1">
            <text:p>527.10</text:p>
          </table:table-cell>
          <table:table-cell table:style-name="ce12" table:formula="oooc:=SUM([.E79:.E82])" office:value-type="currency" office:currency="USD" office:value="2.6355">
            <text:p>$2.64</text:p>
          </table:table-cell>
          <table:table-cell table:style-name="ce7" table:number-columns-repeated="4"/>
          <table:table-cell table:style-name="ce2" table:number-columns-repeated="246"/>
        </table:table-row>
        <table:table-row table:style-name="ro2"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table:number-columns-repeated="255"/>
        </table:table-row>
        <table:table-row table:style-name="ro2">
          <table:table-cell table:style-name="ce2" office:value-type="string">
            <text:p>Total Texas Sales Tax</text:p>
          </table:table-cell>
          <table:table-cell table:style-name="ce2"/>
          <table:table-cell table:style-name="ce7" table:number-columns-repeated="2"/>
          <table:table-cell table:style-name="ce12" table:formula="oooc:=SUM(+[.E83]+[.E77]+[.E73]+[.E68]+[.E62]+[.E58]+[.E53]+[.E49]+[.E45]+[.E41]+[.E37]+[.E32]+[.E27]+[.E23]+[.E17])" office:value-type="currency" office:currency="USD" office:value="318.6552">
            <text:p>$318.66</text:p>
          </table:table-cell>
          <table:table-cell table:style-name="ce7" table:number-columns-repeated="4"/>
          <table:table-cell table:style-name="ce2" table:number-columns-repeated="246"/>
        </table:table-row>
        <table:table-row table:style-name="ro2" table:number-rows-repeated="65449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6">01/06/2009</text:date>, <text:time>08:0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Lenyel Sumnler</dc:creator>
    <dc:date>2009-01-06T08:03:55</dc:date>
    <meta:printed-by>Lenyel Sumnler</meta:printed-by>
    <meta:print-date>2009-01-06T08:02:03</meta:print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209"/>
  </office:meta>
</office:document-meta>
</file>